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600000136F70DFA04.png" manifest:media-type=""/>
  <manifest:file-entry manifest:full-path="Pictures/20000002000000D900000078D519C400.eps" manifest:media-type=""/>
  <manifest:file-entry manifest:full-path="Pictures/20000002000000D900000078AA552A60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d3f8"/>
    </style:style>
    <style:style style:name="P2" style:family="paragraph" style:parent-style-name="Standard">
      <style:paragraph-properties fo:text-align="center" style:justify-single-word="false"/>
      <style:text-properties officeooo:paragraph-rsid="000cd3f8"/>
    </style:style>
    <style:style style:name="P3" style:family="paragraph" style:parent-style-name="Standard">
      <style:paragraph-properties fo:text-align="center" style:justify-single-word="false"/>
      <style:text-properties officeooo:paragraph-rsid="000f2b1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102in" svg:y="1.5028in" svg:width="3.0138in" svg:height="1.6665in" draw:z-index="1">
        <draw:image xlink:href="Pictures/20000002000000D900000078AA552A60.eps" xlink:type="simple" xlink:show="embed" xlink:actuate="onLoad"/>
      </draw:frame>
      <draw:frame draw:style-name="fr2" draw:name="graphics2" text:anchor-type="page" text:anchor-page-number="1" svg:x="4.0236in" svg:y="3.9028in" svg:width="3.0138in" svg:height="1.6665in" draw:z-index="0">
        <draw:image xlink:href="Pictures/20000002000000D900000078D519C400.eps" xlink:type="simple" xlink:show="embed" xlink:actuate="onLoad"/>
      </draw:frame>
      <text:p text:style-name="P1"/>
      <text:p text:style-name="P3"/>
      <text:p text:style-name="P3"><draw:frame draw:style-name="fr3" draw:name="graphics3" text:anchor-type="paragraph" svg:x="4.4028in" svg:y="2.3193in" svg:width="0.6008in" svg:height="0.6008in" draw:z-index="2"><draw:image xlink:href="Pictures/100002010000013600000136F70DFA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.5in" fo:margin-top="1.5in" fo:margin-bottom="1.5in" fo:margin-left="1.5in" fo:margin-right="1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8:42:42</meta:creation-date>
    <meta:editing-duration>PT27M3S</meta:editing-duration>
    <meta:editing-cycles>2</meta:editing-cycles>
    <meta:generator>LibreOffice/3.6$Linux_X86_64 LibreOffice_project/360m1$Build-2</meta:generator>
    <meta:print-date>2012-11-27T21:00:12</meta:print-date>
    <dc:date>2012-11-27T21:10:38</dc:date>
    <meta:document-statistic meta:table-count="0" meta:image-count="3" meta:object-count="0" meta:page-count="1" meta:paragraph-count="0" meta:word-count="0" meta:character-count="0" meta:non-whitespace-character-count="0"/>
  </office:meta>
</office:document-meta>
</file>